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officeooo:rsid="0002d265" officeooo:paragraph-rsid="0002d265" style:font-style-asian="italic" style:font-style-complex="italic"/>
    </style:style>
    <style:style style:name="P2" style:family="paragraph" style:parent-style-name="Standard">
      <style:text-properties officeooo:rsid="0002d265" officeooo:paragraph-rsid="0002d265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02d265" officeooo:paragraph-rsid="0002d26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d265" officeooo:paragraph-rsid="0002d265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2d265" officeooo:paragraph-rsid="0002d26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Escola Estadual Dom Benevides</text:p>
      <text:p text:style-name="P2"/>
      <text:p text:style-name="P2">Padronizar máquinas que já estão no laboratório com sistema operacional linux mint. </text:p>
      <text:p text:style-name="P2"/>
      <text:p text:style-name="P2">Verificar pentes de memória das máquinas já montadas, para aproveitar nas máquinas ociosas.</text:p>
      <text:p text:style-name="P2"/>
      <text:p text:style-name="P2">Contabilizar quantas máquinas estão em uso, quantas foram padronizadas no novo sistema operacional.</text:p>
      <text:p text:style-name="P2"/>
      <text:p text:style-name="P2">8 máquinas estão ociosas, aparentemente por falta de memória.</text:p>
      <text:p text:style-name="P2"/>
      <text:p text:style-name="P2">O trabalho será desenvolvido no próprio laboratório da escola.</text:p>
      <text:p text:style-name="P2"/>
      <text:p text:style-name="P2">Desenvolver um pacote de programas e jogos educativos para instalar nas máquinas. (Válido para todas as escolas)</text:p>
      <text:p text:style-name="P2"/>
      <text:p text:style-name="P2"/>
      <text:p text:style-name="P4">Casa Espirita Irmã Horta</text:p>
      <text:p text:style-name="P4"/>
      <text:p text:style-name="P5">Necessita de doações para montar o laboratório. Ideia inicial da coordenadora é de 15 máquinas para compor o laboratório. Observar oferta e demanda de máquinas para ver a viabilidade disso.</text:p>
      <text:p text:style-name="P5"/>
      <text:p text:style-name="P5">Inicialmente eles tem 2 máquinas DDR 3 e 1 monitor Philips preto funcionando e 2 notebooks.</text:p>
      <text:p text:style-name="P5"/>
      <text:p text:style-name="P5">Foi recolhido </text:p>
      <text:p text:style-name="P5"/>
      <text:p text:style-name="P5">-1 notebook ITAUTEC INFOWAY W7635 </text:p>
      <text:p text:style-name="P5">-1 fonte output 20V</text:p>
      <text:p text:style-name="P5">-1 monitor defeituoso Philips Preto 166V3L5B/78</text:p>
      <text:p text:style-name="P5"/>
      <text:p text:style-name="P5"/>
      <text:p text:style-name="P4">Escola Estadual Dom Silvério</text:p>
      <text:p text:style-name="P4"/>
      <text:p text:style-name="P5">Reativação do laboratório do Pronatec - 12 máquinas.</text:p>
      <text:p text:style-name="P5"/>
      <text:p text:style-name="P5">Sala para alunos com necessidades especiais – 4 máquinas.</text:p>
      <text:p text:style-name="P5"/>
      <text:p text:style-name="P5">Padronizar os computadores do laboratório do Pronatec com linux mint e instalar pacote educativo.</text:p>
      <text:p text:style-name="P5"/>
      <text:p text:style-name="P5">Pesquisar programas para deficientes para instalar na sala para alunos com necessidades especiais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rsid="0002d265" officeooo:paragraph-rsid="0002d26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ta da visita às instituiçõ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5S</meta:editing-duration>
    <meta:editing-cycles>3</meta:editing-cycles>
    <meta:generator>LibreOffice/5.1.3.2$Windows_x86 LibreOffice_project/644e4637d1d8544fd9f56425bd6cec110e49301b</meta:generator>
    <dc:date>2016-06-23T14:28:59.858000000</dc:date>
    <meta:document-statistic meta:table-count="0" meta:image-count="0" meta:object-count="0" meta:page-count="1" meta:paragraph-count="20" meta:word-count="196" meta:character-count="1317" meta:non-whitespace-character-count="1137"/>
    <meta:user-defined meta:name="Info 1"/>
    <meta:user-defined meta:name="Info 2"/>
    <meta:user-defined meta:name="Info 3"/>
    <meta:user-defined meta:name="Info 4"/>
  </office:meta>
</office:document-meta>
</file>